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1" style:family="table-cell" style:parent-style-name="Default" style:data-style-name="N36"/>
    <style:style style:name="ce22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F35"/>
    </style:style>
    <style:style style:name="ce27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0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6" table:default-cell-style-name="ce29"/>
        <table:table-column table:style-name="co7" table:default-cell-style-name="ce2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2" office:value-type="string" calcext:value-type="string">
            <text:p>H/A</text:p>
          </table:table-cell>
          <table:table-cell table:style-name="ce24" office:value-type="string" calcext:value-type="string">
            <text:p>S1</text:p>
          </table:table-cell>
          <table:table-cell table:style-name="ce22" office:value-type="string" calcext:value-type="string">
            <text:p>S1P</text:p>
          </table:table-cell>
          <table:table-cell table:style-name="ce24" office:value-type="string" calcext:value-type="string">
            <text:p>S2</text:p>
          </table:table-cell>
          <table:table-cell table:style-name="ce22" office:value-type="string" calcext:value-type="string">
            <text:p>S2P</text:p>
          </table:table-cell>
          <table:table-cell table:style-name="ce24" office:value-type="string" calcext:value-type="string">
            <text:p>S3</text:p>
          </table:table-cell>
          <table:table-cell table:style-name="ce22" office:value-type="string" calcext:value-type="string">
            <text:p>S3P</text:p>
          </table:table-cell>
          <table:table-cell table:style-name="ce24" office:value-type="string" calcext:value-type="string">
            <text:p>S4</text:p>
          </table:table-cell>
          <table:table-cell table:style-name="ce22" office:value-type="string" calcext:value-type="string">
            <text:p>S4P</text:p>
          </table:table-cell>
          <table:table-cell table:style-name="ce24" office:value-type="string" calcext:value-type="string">
            <text:p>S5</text:p>
          </table:table-cell>
          <table:table-cell table:style-name="ce22" office:value-type="string" calcext:value-type="string">
            <text:p>S5P</text:p>
          </table:table-cell>
          <table:table-cell table:style-name="ce27" office:value-type="string" calcext:value-type="string">
            <text:p>Sets</text:p>
          </table:table-cell>
          <table:table-cell table:style-name="ce2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30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 table:style-name="ce28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0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0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0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 table:style-name="ce2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0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30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table:style-name="ce28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0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3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0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table:style-name="ce2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0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 table:style-name="ce28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30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0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30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 table:style-name="ce28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30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0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0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0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table:style-name="ce28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30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6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26" office:value-type="float" office:value="11" calcext:value-type="float">
            <text:p>11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30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/>
          <table:table-cell table:style-name="ce26"/>
          <table:table-cell table:style-name="ce28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30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30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0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30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75">
          <table:table-cell table:number-columns-repeated="4"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F35"/>
          </calcext:conditional-format>
        </calcext:conditional-formats>
      </table:table>
      <table:table table:name="2017-2018" table:style-name="ta1">
        <table:table-column table:style-name="co1" table:default-cell-style-name="ce21"/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6" table:default-cell-style-name="ce29"/>
        <table:table-column table:style-name="co7" table:default-cell-style-name="ce2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2" office:value-type="string" calcext:value-type="string">
            <text:p>H/A</text:p>
          </table:table-cell>
          <table:table-cell table:style-name="ce24" office:value-type="string" calcext:value-type="string">
            <text:p>S1</text:p>
          </table:table-cell>
          <table:table-cell table:style-name="ce22" office:value-type="string" calcext:value-type="string">
            <text:p>S1P</text:p>
          </table:table-cell>
          <table:table-cell table:style-name="ce24" office:value-type="string" calcext:value-type="string">
            <text:p>S2</text:p>
          </table:table-cell>
          <table:table-cell table:style-name="ce22" office:value-type="string" calcext:value-type="string">
            <text:p>S2P</text:p>
          </table:table-cell>
          <table:table-cell table:style-name="ce24" office:value-type="string" calcext:value-type="string">
            <text:p>S3</text:p>
          </table:table-cell>
          <table:table-cell table:style-name="ce22" office:value-type="string" calcext:value-type="string">
            <text:p>S3P</text:p>
          </table:table-cell>
          <table:table-cell table:style-name="ce24" office:value-type="string" calcext:value-type="string">
            <text:p>S4</text:p>
          </table:table-cell>
          <table:table-cell table:style-name="ce22" office:value-type="string" calcext:value-type="string">
            <text:p>S4P</text:p>
          </table:table-cell>
          <table:table-cell table:style-name="ce24" office:value-type="string" calcext:value-type="string">
            <text:p>S5</text:p>
          </table:table-cell>
          <table:table-cell table:style-name="ce22" office:value-type="string" calcext:value-type="string">
            <text:p>S5P</text:p>
          </table:table-cell>
          <table:table-cell table:style-name="ce27" office:value-type="string" calcext:value-type="string">
            <text:p>Sets</text:p>
          </table:table-cell>
          <table:table-cell table:style-name="ce2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30" table:formula="of:=COUNTIF([.D2:.L2];IF([.N2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0" table:formula="of:=COUNTIF([.D3:.L3];IF([.N3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0" table:formula="of:=COUNTIF([.D5:.L5];IF([.N5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 table:style-name="ce28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0" table:formula="of:=COUNTIF([.D6:.L6];IF([.N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0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 table:style-name="ce28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30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0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3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8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0" table:formula="of:=COUNTIF([.D11:.L11];IF([.N11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2" calcext:value-type="date">
            <text:p>22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0" table:formula="of:=COUNTIF([.D12:.L12];IF([.N1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table:style-name="ce28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30" table:formula="of:=COUNTIF([.D13:.L13];IF([.N1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0" table:formula="of:=COUNTIF([.D14:.L14];IF([.N1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8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30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30" table:formula="of:=COUNTIF([.D16:.L16];IF([.N1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8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0" table:formula="of:=COUNTIF([.D17:.L17];IF([.N1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table:style-name="ce28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0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table:style-name="ce28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0" table:formula="of:=COUNTIF([.D19:.L19];IF([.N1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1"/>
          <table:table-cell table:style-name="ce28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30" table:formula="of:=COUNTIF([.D20:.L20];IF([.N20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23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30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3-05" calcext:value-type="date">
            <text:p>05.03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table:style-name="ce28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30" table:formula="of:=COUNTIF([.D22:.L22];IF([.N2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4-05" calcext:value-type="date">
            <text:p>05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 table:style-name="ce28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30" table:formula="of:=COUNTIF([.D23:.L23];IF([.N2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 table:style-name="ce28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0" table:formula="of:=COUNTIF([.D24:.L24];IF([.N2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12" calcext:value-type="float">
            <text:p>12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30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4-11" calcext:value-type="date">
            <text:p>11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table:style-name="ce28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30" table:formula="of:=COUNTIF([.D26:.L26];IF([.N26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4-17" calcext:value-type="date">
            <text:p>17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8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30" table:formula="of:=COUNTIF([.D27:.L27];IF([.N2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17" calcext:value-type="date">
            <text:p>17.04.2018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style-name="ce11"/>
          <table:table-cell table:style-name="ce28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30" table:formula="of:=COUNTIF([.D28:.L28];IF([.N2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72">
          <table:table-cell table:number-columns-repeated="4"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7-2018'.E21:'2017-2018'.E100 '2017-2018'.G2:'2017-2018'.G100 '2017-2018'.I2:'2017-2018'.I100 '2017-2018'.K2:'2017-2018'.K100 '2017-2018'.M2:'2017-2018'.M100 '2017-2018'.E2:'2017-2018'.E19">
            <calcext:condition calcext:apply-style-name="Verlaengerung" calcext:value="&gt;=10" calcext:base-cell-address="'2017-2018'.E2"/>
          </calcext:conditional-format>
          <calcext:conditional-format calcext:target-range-address="'2017-2018'.E20:'2017-2018'.E20">
            <calcext:condition calcext:apply-style-name="Verlaengerung" calcext:value="&gt;=10" calcext:base-cell-address="'2017-2018'.E20"/>
          </calcext:conditional-format>
        </calcext:conditional-formats>
      </table:table>
      <table:table table:name="2018-2019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6" table:default-cell-style-name="ce29"/>
        <table:table-column table:style-name="co7" table:default-cell-style-name="ce2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2" office:value-type="string" calcext:value-type="string">
            <text:p>H/A</text:p>
          </table:table-cell>
          <table:table-cell table:style-name="ce24" office:value-type="string" calcext:value-type="string">
            <text:p>S1</text:p>
          </table:table-cell>
          <table:table-cell table:style-name="ce22" office:value-type="string" calcext:value-type="string">
            <text:p>S1P</text:p>
          </table:table-cell>
          <table:table-cell table:style-name="ce24" office:value-type="string" calcext:value-type="string">
            <text:p>S2</text:p>
          </table:table-cell>
          <table:table-cell table:style-name="ce22" office:value-type="string" calcext:value-type="string">
            <text:p>S2P</text:p>
          </table:table-cell>
          <table:table-cell table:style-name="ce24" office:value-type="string" calcext:value-type="string">
            <text:p>S3</text:p>
          </table:table-cell>
          <table:table-cell table:style-name="ce22" office:value-type="string" calcext:value-type="string">
            <text:p>S3P</text:p>
          </table:table-cell>
          <table:table-cell table:style-name="ce24" office:value-type="string" calcext:value-type="string">
            <text:p>S4</text:p>
          </table:table-cell>
          <table:table-cell table:style-name="ce22" office:value-type="string" calcext:value-type="string">
            <text:p>S4P</text:p>
          </table:table-cell>
          <table:table-cell table:style-name="ce24" office:value-type="string" calcext:value-type="string">
            <text:p>S5</text:p>
          </table:table-cell>
          <table:table-cell table:style-name="ce22" office:value-type="string" calcext:value-type="string">
            <text:p>S5P</text:p>
          </table:table-cell>
          <table:table-cell table:style-name="ce27" office:value-type="string" calcext:value-type="string">
            <text:p>Sets</text:p>
          </table:table-cell>
          <table:table-cell table:style-name="ce2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28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30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3" office:value-type="float" office:value="17" calcext:value-type="float">
            <text:p>17</text:p>
          </table:table-cell>
          <table:table-cell office:value-type="string" calcext:value-type="string">
            <text:p>+</text:p>
          </table:table-cell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3"/>
          <table:table-cell table:style-name="ce28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30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3" office:value-type="float" office:value="9" calcext:value-type="float">
            <text:p>9</text:p>
          </table:table-cell>
          <table:table-cell table:style-name="ce2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13"/>
          <table:table-cell/>
          <table:table-cell table:style-name="ce13"/>
          <table:table-cell table:style-name="ce2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0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3" office:value-type="float" office:value="7" calcext:value-type="float">
            <text:p>7</text:p>
          </table:table-cell>
          <table:table-cell table:style-name="ce28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30" table:formula="of:=COUNTIF([.D6:.L6];IF([.N6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3" office:value-type="float" office:value="7" calcext:value-type="float">
            <text:p>7</text:p>
          </table:table-cell>
          <table:table-cell table:style-name="ce2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0" table:formula="of:=COUNTIF([.D7:.L7];IF([.N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13"/>
          <table:table-cell table:style-name="ce28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30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11">
          <table:table-cell table:number-columns-repeated="4"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28"/>
          <table:table-cell table:style-name="ce30"/>
          <table:table-cell table:number-columns-repeated="1002"/>
        </table:table-row>
        <table:table-row table:style-name="ro1">
          <table:table-cell table:number-columns-repeated="4"/>
          <table:table-cell table:style-name="ce14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28"/>
          <table:table-cell table:style-name="ce30"/>
          <table:table-cell table:number-columns-repeated="1002"/>
        </table:table-row>
        <table:table-row table:style-name="ro1" table:number-rows-repeated="8">
          <table:table-cell table:number-columns-repeated="4"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28"/>
          <table:table-cell table:style-name="ce30"/>
          <table:table-cell table:number-columns-repeated="1002"/>
        </table:table-row>
        <table:table-row table:style-name="ro1" table:number-rows-repeated="72">
          <table:table-cell table:number-columns-repeated="4"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8-2019'.E21:'2018-2019'.E100 '2018-2019'.G2:'2018-2019'.G100 '2018-2019'.I2:'2018-2019'.I100 '2018-2019'.K2:'2018-2019'.K100 '2018-2019'.M2:'2018-2019'.M100 '2018-2019'.E2:'2018-2019'.E19">
            <calcext:condition calcext:apply-style-name="Verlaengerung" calcext:value="&gt;=10" calcext:base-cell-address="'2018-2019'.E2"/>
          </calcext:conditional-format>
          <calcext:conditional-format calcext:target-range-address="'2018-2019'.E20:'2018-2019'.E20">
            <calcext:condition calcext:apply-style-name="Verlaengerung" calcext:value="&gt;=10" calcext:base-cell-address="'2018-2019'.E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.00.0000</text:date>, <text:time style:data-style-name="N2" text:time-value="19:23:18.7751852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21</meta:editing-cycles>
    <meta:editing-duration>PT5H13M</meta:editing-duration>
    <dc:title>Saison Ekkart</dc:title>
    <dc:date>2019-02-14T19:26:59.541795430</dc:date>
    <meta:generator>LibreOffice/6.0.7.3$Linux_X86_64 LibreOffice_project/00m0$Build-3</meta:generator>
    <meta:document-statistic meta:table-count="3" meta:cell-count="819" meta:object-count="0"/>
  </office:meta>
</office:document-meta>
</file>